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329623" style:font-size-asian="9pt" style:font-size-complex="9pt"/>
    </style:style>
    <style:style style:name="P2" style:family="paragraph" style:parent-style-name="Standard">
      <style:text-properties fo:color="#ce181e" fo:font-size="9pt" officeooo:paragraph-rsid="00325da9" style:font-size-asian="9pt" style:font-size-complex="9pt"/>
    </style:style>
    <style:style style:name="P3" style:family="paragraph" style:parent-style-name="Standard">
      <style:text-properties officeooo:paragraph-rsid="002e85fb"/>
    </style:style>
    <style:style style:name="P4" style:family="paragraph" style:parent-style-name="Standard">
      <style:text-properties officeooo:paragraph-rsid="00329623"/>
    </style:style>
    <style:style style:name="P5" style:family="paragraph" style:parent-style-name="Standard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 style:parent-style-name="Standard">
      <style:text-properties fo:font-size="7pt" fo:font-style="normal" fo:font-weight="normal" officeooo:rsid="00297a99" officeooo:paragraph-rsid="00297a99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text-properties fo:font-size="7pt" fo:font-style="normal" fo:font-weight="normal" officeooo:paragraph-rsid="00297a99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text-properties fo:font-size="7pt" fo:font-style="normal" fo:font-weight="normal" officeooo:paragraph-rsid="001b341b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Standard">
      <style:text-properties fo:font-size="7pt" fo:font-style="normal" fo:font-weight="normal" officeooo:rsid="002ed256" officeooo:paragraph-rsid="002ed256" style:font-size-asian="7pt" style:font-style-asian="normal" style:font-weight-asian="normal" style:font-size-complex="7pt" style:font-style-complex="normal" style:font-weight-complex="normal"/>
    </style:style>
    <style:style style:name="P10" style:family="paragraph" style:parent-style-name="Standard">
      <style:text-properties fo:font-size="7pt" fo:font-style="normal" fo:font-weight="normal" officeooo:rsid="002cf9c5" officeooo:paragraph-rsid="002cf9c5" style:font-size-asian="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text-properties fo:font-size="7pt" fo:font-style="normal" fo:font-weight="normal" officeooo:rsid="002e85fb" officeooo:paragraph-rsid="002e85fb" style:font-size-asian="7pt" style:font-style-asian="normal" style:font-weight-asian="normal" style:font-size-complex="7pt" style:font-style-complex="normal" style:font-weight-complex="normal"/>
    </style:style>
    <style:style style:name="P12" style:family="paragraph" style:parent-style-name="Standard">
      <style:text-properties fo:font-size="7pt" fo:font-style="normal" fo:font-weight="normal" officeooo:paragraph-rsid="0023df04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text-properties fo:font-size="7pt" fo:font-style="normal" fo:font-weight="normal" officeooo:paragraph-rsid="002472b9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text-properties fo:font-size="7pt" fo:font-style="normal" fo:font-weight="normal" officeooo:paragraph-rsid="002e85fb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Standard">
      <style:text-properties fo:font-size="7pt" fo:font-style="normal" fo:font-weight="normal" officeooo:paragraph-rsid="0024c08f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text-properties fo:font-size="7pt" fo:font-style="normal" fo:font-weight="normal" officeooo:rsid="002472b9" officeooo:paragraph-rsid="002472b9" fo:background-color="#009933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Standard">
      <style:text-properties fo:font-size="7pt" fo:font-style="normal" fo:font-weight="normal" officeooo:paragraph-rsid="002e85fb" fo:background-color="#bd7cb5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text-properties fo:font-size="7pt" fo:font-style="normal" fo:font-weight="normal" officeooo:paragraph-rsid="002ed256" fo:background-color="#bd7cb5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>
      <style:text-properties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>
      <style:text-properties fo:font-size="7pt" fo:font-style="normal" fo:font-weight="normal" officeooo:paragraph-rsid="0024c08f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text-properties fo:font-size="7pt" fo:font-style="normal" fo:font-weight="normal" officeooo:rsid="002472b9" officeooo:paragraph-rsid="002e85fb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>
      <style:text-properties fo:font-size="7pt" fo:font-style="normal" fo:font-weight="normal" officeooo:paragraph-rsid="002e85fb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text-properties fo:color="#000000" fo:font-size="7pt" fo:font-style="normal" fo:font-weight="normal" officeooo:paragraph-rsid="00329623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Standard">
      <style:text-properties fo:color="#000000" fo:font-size="7pt" fo:font-style="normal" fo:font-weight="normal" officeooo:rsid="00325da9" officeooo:paragraph-rsid="00329623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Standard">
      <style:text-properties fo:color="#000000" fo:font-size="7pt" fo:font-style="normal" fo:font-weight="normal" officeooo:paragraph-rsid="00329623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Standard" style:master-page-name="Standard">
      <style:paragraph-properties style:page-number="auto"/>
      <style:text-properties fo:font-size="7pt" fo:font-style="normal" fo:font-weight="normal" officeooo:rsid="00297a99" officeooo:paragraph-rsid="00297a99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c8d8f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472b9" fo:background-color="transparent" loext:char-shading-value="0"/>
    </style:style>
    <style:style style:name="T5" style:family="text">
      <style:text-properties officeooo:rsid="0023df04" fo:background-color="transparent" loext:char-shading-value="0"/>
    </style:style>
    <style:style style:name="T6" style:family="text">
      <style:text-properties officeooo:rsid="002e538f" fo:background-color="transparent" loext:char-shading-value="0"/>
    </style:style>
    <style:style style:name="T7" style:family="text">
      <style:text-properties officeooo:rsid="002ed256" fo:background-color="transparent" loext:char-shading-value="0"/>
    </style:style>
    <style:style style:name="T8" style:family="text">
      <style:text-properties officeooo:rsid="00325da9" fo:background-color="transparent" loext:char-shading-value="0"/>
    </style:style>
    <style:style style:name="T9" style:family="text">
      <style:text-properties officeooo:rsid="002e85fb" fo:background-color="transparent" loext:char-shading-value="0"/>
    </style:style>
    <style:style style:name="T10" style:family="text">
      <style:text-properties officeooo:rsid="0026ad25" fo:background-color="transparent" loext:char-shading-value="0"/>
    </style:style>
    <style:style style:name="T11" style:family="text">
      <style:text-properties officeooo:rsid="00329623" fo:background-color="transparent" loext:char-shading-value="0"/>
    </style:style>
    <style:style style:name="T12" style:family="text">
      <style:text-properties officeooo:rsid="002472b9"/>
    </style:style>
    <style:style style:name="T13" style:family="text">
      <style:text-properties officeooo:rsid="0024c08f"/>
    </style:style>
    <style:style style:name="T14" style:family="text">
      <style:text-properties officeooo:rsid="0026ad25"/>
    </style:style>
    <style:style style:name="T15" style:family="text">
      <style:text-properties officeooo:rsid="0026ad25" fo:background-color="#009933" loext:char-shading-value="0"/>
    </style:style>
    <style:style style:name="T16" style:family="text">
      <style:text-properties officeooo:rsid="0023df04" fo:background-color="#009933" loext:char-shading-value="0"/>
    </style:style>
    <style:style style:name="T17" style:family="text">
      <style:text-properties officeooo:rsid="0024c08f" fo:background-color="#009933" loext:char-shading-value="0"/>
    </style:style>
    <style:style style:name="T18" style:family="text">
      <style:text-properties officeooo:rsid="0029134d" fo:background-color="#009933" loext:char-shading-value="0"/>
    </style:style>
    <style:style style:name="T19" style:family="text">
      <style:text-properties officeooo:rsid="002cf9c5"/>
    </style:style>
    <style:style style:name="T20" style:family="text">
      <style:text-properties officeooo:rsid="002e538f"/>
    </style:style>
    <style:style style:name="T21" style:family="text">
      <style:text-properties officeooo:rsid="0023df04"/>
    </style:style>
    <style:style style:name="T22" style:family="text">
      <style:text-properties officeooo:rsid="002e85fb"/>
    </style:style>
    <style:style style:name="T23" style:family="text">
      <style:text-properties officeooo:rsid="002ed256"/>
    </style:style>
    <style:style style:name="T24" style:family="text">
      <style:text-properties fo:color="#ce181e" fo:background-color="transparent" loext:char-shading-value="0"/>
    </style:style>
    <style:style style:name="T25" style:family="text">
      <style:text-properties fo:color="#ce181e" officeooo:rsid="0026ad25" fo:background-color="transparent" loext:char-shading-value="0"/>
    </style:style>
    <style:style style:name="T26" style:family="text">
      <style:text-properties fo:color="#ce181e" officeooo:rsid="00325da9" fo:background-color="transparent" loext:char-shading-value="0"/>
    </style:style>
    <style:style style:name="T27" style:family="text">
      <style:text-properties fo:color="#ce181e" officeooo:rsid="002e85fb" fo:background-color="transparent" loext:char-shading-value="0"/>
    </style:style>
    <style:style style:name="T28" style:family="text">
      <style:text-properties fo:color="#ce181e" officeooo:rsid="002472b9" fo:background-color="transparent" loext:char-shading-value="0"/>
    </style:style>
    <style:style style:name="T29" style:family="text">
      <style:text-properties fo:color="#ce181e" officeooo:rsid="00329623" fo:background-color="transparent" loext:char-shading-value="0"/>
    </style:style>
    <style:style style:name="T30" style:family="text">
      <style:text-properties fo:color="#ce181e" fo:font-size="9pt" fo:background-color="transparent" loext:char-shading-value="0" style:font-size-asian="9pt" style:font-size-complex="9pt"/>
    </style:style>
    <style:style style:name="T31" style:family="text">
      <style:text-properties fo:color="#ce181e" fo:font-size="9pt" officeooo:rsid="00329623" fo:background-color="transparent" loext:char-shading-value="0" style:font-size-asian="9pt" style:font-size-complex="9pt"/>
    </style:style>
    <style:style style:name="T32" style:family="text">
      <style:text-properties fo:color="#ce181e"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33" style:family="text">
      <style:text-properties fo:color="#ce181e" fo:font-size="9pt" fo:font-style="italic" officeooo:rsid="00329623" fo:background-color="transparent" loext:char-shading-value="0" style:font-size-asian="9pt" style:font-style-asian="italic" style:font-size-complex="9pt" style:font-style-complex="italic"/>
    </style:style>
    <style:style style:name="T34" style:family="text">
      <style:text-properties fo:color="#ce181e" fo:font-size="9pt" fo:font-style="italic" fo:font-weight="bold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35" style:family="text">
      <style:text-properties fo:color="#ce181e" fo:font-size="9pt" fo:font-style="italic" fo:font-weight="bold" officeooo:rsid="00329623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36" style:family="text">
      <style:text-properties fo:color="#ce181e"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37" style:family="text">
      <style:text-properties fo:color="#ce181e" fo:font-size="9pt" fo:font-style="normal" officeooo:rsid="00329623" fo:background-color="transparent" loext:char-shading-value="0" style:font-size-asian="9pt" style:font-style-asian="normal" style:font-size-complex="9pt" style:font-style-complex="normal"/>
    </style:style>
    <style:style style:name="T38" style:family="text">
      <style:text-properties fo:color="#ce181e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color="#ce181e" fo:font-size="9pt" fo:font-style="normal" fo:font-weight="bold" officeooo:rsid="00329623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ce181e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ce181e" fo:font-size="9pt" fo:font-style="normal" fo:font-weight="normal" officeooo:rsid="00329623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ce181e" fo:font-size="9pt" fo:font-weight="bold" fo:background-color="transparent" loext:char-shading-value="0" style:font-size-asian="9pt" style:font-weight-asian="bold" style:font-size-complex="9pt" style:font-weight-complex="bold"/>
    </style:style>
    <style:style style:name="T43" style:family="text">
      <style:text-properties fo:color="#ce181e" fo:font-size="9pt" fo:font-weight="bold" officeooo:rsid="00329623" fo:background-color="transparent" loext:char-shading-value="0" style:font-size-asian="9pt" style:font-weight-asian="bold" style:font-size-complex="9pt" style:font-weight-complex="bold"/>
    </style:style>
    <style:style style:name="T44" style:family="text">
      <style:text-properties fo:color="#ce181e" fo:font-style="italic" fo:background-color="transparent" loext:char-shading-value="0" style:font-style-asian="italic" style:font-style-complex="italic"/>
    </style:style>
    <style:style style:name="T45" style:family="text">
      <style:text-properties fo:color="#ce181e" fo:font-style="italic" officeooo:rsid="00329623" fo:background-color="transparent" loext:char-shading-value="0" style:font-style-asian="italic" style:font-style-complex="italic"/>
    </style:style>
    <style:style style:name="T46" style:family="text">
      <style:text-properties fo:color="#ce181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7" style:family="text">
      <style:text-properties fo:color="#ce181e" fo:font-style="italic" fo:font-weight="bold" officeooo:rsid="00329623" fo:background-color="transparent" loext:char-shading-value="0" style:font-style-asian="italic" style:font-weight-asian="bold" style:font-style-complex="italic" style:font-weight-complex="bold"/>
    </style:style>
    <style:style style:name="T48" style:family="text">
      <style:text-properties fo:color="#ce181e" fo:font-style="normal" fo:background-color="transparent" loext:char-shading-value="0" style:font-style-asian="normal" style:font-style-complex="normal"/>
    </style:style>
    <style:style style:name="T49" style:family="text">
      <style:text-properties fo:color="#ce181e" fo:font-style="normal" officeooo:rsid="00329623" fo:background-color="transparent" loext:char-shading-value="0" style:font-style-asian="normal" style:font-style-complex="normal"/>
    </style:style>
    <style:style style:name="T50" style:family="text">
      <style:text-properties fo:color="#ce181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1" style:family="text">
      <style:text-properties fo:color="#ce181e" fo:font-style="normal" fo:font-weight="bold" officeooo:rsid="00329623" fo:background-color="transparent" loext:char-shading-value="0" style:font-style-asian="normal" style:font-weight-asian="bold" style:font-style-complex="normal" style:font-weight-complex="bold"/>
    </style:style>
    <style:style style:name="T52" style:family="text">
      <style:text-properties fo:color="#ce181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ce181e" fo:font-style="normal" fo:font-weight="normal" officeooo:rsid="00329623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ce181e" fo:font-weight="bold" fo:background-color="transparent" loext:char-shading-value="0" style:font-weight-asian="bold" style:font-weight-complex="bold"/>
    </style:style>
    <style:style style:name="T55" style:family="text">
      <style:text-properties fo:color="#ce181e" fo:font-weight="bold" officeooo:rsid="00329623" fo:background-color="transparent" loext:char-shading-value="0" style:font-weight-asian="bold" style:font-weight-complex="bold"/>
    </style:style>
    <style:style style:name="T56" style:family="text">
      <style:text-properties fo:color="#ce181e" fo:font-size="7pt" fo:font-style="normal" fo:font-weight="normal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57" style:family="text">
      <style:text-properties fo:color="#ce181e" fo:font-size="7pt" fo:font-style="normal" fo:font-weight="normal" officeooo:rsid="00329623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58" style:family="text">
      <style:text-properties fo:background-color="#b2b2b2" loext:char-shading-value="0"/>
    </style:style>
    <style:style style:name="T59" style:family="text">
      <style:text-properties officeooo:rsid="00325da9"/>
    </style:style>
    <style:style style:name="T60" style:family="text">
      <style:text-properties officeooo:rsid="00329623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font-size="9pt" officeooo:rsid="00329623" style:font-size-asian="9pt" style:font-size-complex="9pt"/>
    </style:style>
    <style:style style:name="T63" style:family="text">
      <style:text-properties fo:font-size="9pt" officeooo:rsid="00329623" fo:background-color="transparent" loext:char-shading-value="0" style:font-size-asian="9pt" style:font-size-complex="9pt"/>
    </style:style>
    <style:style style:name="T64" style:family="text">
      <style:text-properties fo:font-size="9pt" officeooo:rsid="0024c08f" fo:background-color="#009933" loext:char-shading-value="0" style:font-size-asian="9pt" style:font-size-complex="9pt"/>
    </style:style>
    <style:style style:name="T65" style:family="text">
      <style:text-properties fo:font-size="9pt" fo:font-style="italic" style:font-size-asian="9pt" style:font-style-asian="italic" style:font-size-complex="9pt" style:font-style-complex="italic"/>
    </style:style>
    <style:style style:name="T66" style:family="text">
      <style:text-properties fo:font-size="9pt" fo:font-style="italic" officeooo:rsid="00329623" style:font-size-asian="9pt" style:font-style-asian="italic" style:font-size-complex="9pt" style:font-style-complex="italic"/>
    </style:style>
    <style:style style:name="T67" style:family="text">
      <style:text-properties fo:font-size="9pt" fo:font-style="italic" officeooo:rsid="0024c08f" fo:background-color="#009933" loext:char-shading-value="0" style:font-size-asian="9pt" style:font-style-asian="italic" style:font-size-complex="9pt" style:font-style-complex="italic"/>
    </style:style>
    <style:style style:name="T6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9" style:family="text">
      <style:text-properties fo:font-size="9pt" fo:font-style="italic" fo:font-weight="bold" officeooo:rsid="00329623" style:font-size-asian="9pt" style:font-style-asian="italic" style:font-weight-asian="bold" style:font-size-complex="9pt" style:font-style-complex="italic" style:font-weight-complex="bold"/>
    </style:style>
    <style:style style:name="T70" style:family="text">
      <style:text-properties fo:font-size="9pt" fo:font-style="italic" fo:font-weight="bold" officeooo:rsid="0024c08f" fo:background-color="#009933" loext:char-shading-value="0" style:font-size-asian="9pt" style:font-style-asian="italic" style:font-weight-asian="bold" style:font-size-complex="9pt" style:font-style-complex="italic" style:font-weight-complex="bold"/>
    </style:style>
    <style:style style:name="T71" style:family="text">
      <style:text-properties fo:font-size="9pt" fo:font-style="normal" style:font-size-asian="9pt" style:font-style-asian="normal" style:font-size-complex="9pt" style:font-style-complex="normal"/>
    </style:style>
    <style:style style:name="T72" style:family="text">
      <style:text-properties fo:font-size="9pt" fo:font-style="normal" officeooo:rsid="00329623" style:font-size-asian="9pt" style:font-style-asian="normal" style:font-size-complex="9pt" style:font-style-complex="normal"/>
    </style:style>
    <style:style style:name="T73" style:family="text">
      <style:text-properties fo:font-size="9pt" fo:font-style="normal" officeooo:rsid="0024c08f" fo:background-color="#009933" loext:char-shading-value="0" style:font-size-asian="9pt" style:font-style-asian="normal" style:font-size-complex="9pt" style:font-style-complex="normal"/>
    </style:style>
    <style:style style:name="T7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5" style:family="text">
      <style:text-properties fo:font-size="9pt" fo:font-style="normal" fo:font-weight="bold" officeooo:rsid="00329623" style:font-size-asian="9pt" style:font-style-asian="normal" style:font-weight-asian="bold" style:font-size-complex="9pt" style:font-style-complex="normal" style:font-weight-complex="bold"/>
    </style:style>
    <style:style style:name="T76" style:family="text">
      <style:text-properties fo:font-size="9pt" fo:font-style="normal" fo:font-weight="bold" officeooo:rsid="0024c08f" fo:background-color="#009933" loext:char-shading-value="0" style:font-size-asian="9pt" style:font-style-asian="normal" style:font-weight-asian="bold" style:font-size-complex="9pt" style:font-style-complex="normal" style:font-weight-complex="bold"/>
    </style:style>
    <style:style style:name="T7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fo:font-size="9pt" fo:font-style="normal" fo:font-weight="normal" officeooo:rsid="00329623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024c08f" fo:background-color="#009933" loext:char-shading-value="0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fo:font-size="9pt" fo:font-weight="bold" style:font-size-asian="9pt" style:font-weight-asian="bold" style:font-size-complex="9pt" style:font-weight-complex="bold"/>
    </style:style>
    <style:style style:name="T81" style:family="text">
      <style:text-properties fo:font-size="9pt" fo:font-weight="bold" officeooo:rsid="00329623" style:font-size-asian="9pt" style:font-weight-asian="bold" style:font-size-complex="9pt" style:font-weight-complex="bold"/>
    </style:style>
    <style:style style:name="T82" style:family="text">
      <style:text-properties fo:font-size="9pt" fo:font-weight="bold" officeooo:rsid="0024c08f" fo:background-color="#009933" loext:char-shading-value="0" style:font-size-asian="9pt" style:font-weight-asian="bold" style:font-size-complex="9pt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329623" style:font-style-asian="italic" style:font-style-complex="italic"/>
    </style:style>
    <style:style style:name="T85" style:family="text">
      <style:text-properties fo:font-style="italic" officeooo:rsid="0024c08f" fo:background-color="#009933" loext:char-shading-value="0" style:font-style-asian="italic" style:font-style-complex="italic"/>
    </style:style>
    <style:style style:name="T86" style:family="text">
      <style:text-properties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0329623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024c08f" fo:background-color="#009933" loext:char-shading-value="0" style:font-style-asian="italic" style:font-weight-asian="bold" style:font-style-complex="italic" style:font-weight-complex="bold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329623" style:font-style-asian="normal" style:font-style-complex="normal"/>
    </style:style>
    <style:style style:name="T91" style:family="text">
      <style:text-properties fo:font-style="normal" officeooo:rsid="0024c08f" fo:background-color="#009933" loext:char-shading-value="0" style:font-style-asian="normal" style:font-style-complex="normal"/>
    </style:style>
    <style:style style:name="T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329623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24c08f" fo:background-color="#009933" loext:char-shading-value="0" style:font-style-asian="normal" style:font-weight-asian="bold" style:font-style-complex="normal" style:font-weight-complex="bold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2962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4c08f" fo:background-color="#009933" loext:char-shading-value="0" style:font-style-asian="normal" style:font-weight-asian="normal" style:font-style-complex="normal" style:font-weight-complex="normal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329623" style:font-weight-asian="bold" style:font-weight-complex="bold"/>
    </style:style>
    <style:style style:name="T100" style:family="text">
      <style:text-properties fo:font-weight="bold" officeooo:rsid="0024c08f" fo:background-color="#009933" loext:char-shading-value="0" style:font-weight-asian="bold" style:font-weight-complex="bold"/>
    </style:style>
    <style:style style:name="T101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2" style:family="text">
      <style:text-properties fo:font-size="7pt" fo:font-style="normal" fo:font-weight="normal" officeooo:rsid="00329623" style:font-size-asian="7pt" style:font-style-asian="normal" style:font-weight-asian="normal" style:font-size-complex="7pt" style:font-style-complex="normal" style:font-weight-complex="normal"/>
    </style:style>
    <style:style style:name="T103" style:family="text">
      <style:text-properties fo:font-size="7pt" fo:font-style="normal" fo:font-weight="normal" officeooo:rsid="0024c08f" fo:background-color="#009933" loext:char-shading-value="0" style:font-size-asian="7pt" style:font-style-asian="normal" style:font-weight-asian="normal" style:font-size-complex="7pt" style:font-style-complex="normal" style:font-weight-complex="normal"/>
    </style:style>
    <style:style style:name="T104" style:family="text">
      <style:text-properties fo:font-size="7pt" fo:font-style="normal" fo:font-weight="normal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105" style:family="text">
      <style:text-properties fo:font-size="7pt" fo:font-style="normal" fo:font-weight="normal" officeooo:rsid="00329623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106" style:family="text">
      <style:text-properties fo:color="#000000" fo:font-size="7pt" fo:font-style="normal" fo:font-weight="normal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  <style:style style:name="T107" style:family="text">
      <style:text-properties fo:color="#000000" fo:font-size="7pt" fo:font-style="normal" fo:font-weight="normal" officeooo:rsid="00329623" fo:background-color="transparent" loext:char-shading-value="0" style:font-size-asian="7pt" style:font-style-asian="normal" style:font-weight-asian="normal" style:font-size-complex="7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lebi Compiler – Grammar EBNF</text:p>
      <text:p text:style-name="P6">Muhammad Hamza 11471</text:p>
      <text:p text:style-name="P6">Muhammad Ammar Saleem 11479</text:p>
      <text:p text:style-name="P7"><text:line-break/>&lt;assignment-operator&gt; ::= EA | MA | DA | AA | SA</text:p>
      <text:p text:style-name="P8">&lt;relational-operator&gt; ::= GT | LT | GTE | LTE | IEQ | NEQ</text:p>
      <text:p text:style-name="P16">&lt;logical-operator&gt; ::= AND | OR</text:p>
      <text:p text:style-name="P16">&lt;not-operator&gt; ::= NOT</text:p>
      <text:p text:style-name="P5">&lt;inc-dec-operator&gt; ::= INO | DCO</text:p>
      <text:p text:style-name="P9">&lt;bool-type&gt; ::= booliyayi</text:p>
      <text:p text:style-name="P9">&lt;bool-options&gt; ::= sahih | ghalat</text:p>
      <text:p text:style-name="P10">&lt;float-type&gt; ::= <text:s/>aasharia</text:p>
      <text:p text:style-name="P10">&lt;number-type&gt; ::= hindsa | chindsa | bhindsa</text:p>
      <text:p text:style-name="P10">&lt;string-type&gt; ::= jumla</text:p>
      <text:p text:style-name="P11">&lt;numbers&gt; ::= integer | decimal</text:p>
      <text:p text:style-name="P5"><text:span text:style-name="T58">&lt;start&gt;</text:span> ::= markazi <text:span text:style-name="T16">LRP RRP</text:span> &lt;compound-statement&gt;</text:p>
      <text:p text:style-name="P5">&lt;compound-statement&gt; ::= <text:span text:style-name="T16">LCP</text:span> <text:span text:style-name="T3">&lt;multi-</text:span>declaration<text:span text:style-name="T3">&gt; <text:s/>&lt;</text:span>multi-statement&gt; <text:span text:style-name="T16">RCP</text:span></text:p>
      <text:p text:style-name="P5">&lt;multi-declaration&gt; ::= &lt;declaration&gt; &lt;multi-declaration&gt; | &lt;declaration&gt;</text:p>
      <text:p text:style-name="P5">&lt;multi-statement&gt; ::= &lt;statement&gt; &lt;multi-statement&gt; | &lt;statement&gt;</text:p>
      <text:p text:style-name="P17">&lt;declaration&gt; ::= &lt;<text:span text:style-name="T19">number-type</text:span>&gt; identifier <text:span text:style-name="T21">semicolon </text:span></text:p>
      <text:p text:style-name="P17"><text:span text:style-name="T5"><text:tab/></text:span><text:span text:style-name="T21">|&lt;string-type&gt; identifier semicolon </text:span></text:p>
      <text:p text:style-name="P17"><text:span text:style-name="T5"><text:tab/></text:span><text:span text:style-name="T21">| &lt;float-type&gt; identifier semicolon </text:span></text:p>
      <text:p text:style-name="P17"><text:span text:style-name="T3"><text:tab/></text:span>| &lt;<text:span text:style-name="T19">number-type</text:span>&gt; identifier <text:span text:style-name="T21">EA</text:span> <text:span text:style-name="T20">integer</text:span> <text:span text:style-name="T21">semicolon </text:span></text:p>
      <text:p text:style-name="P17"><text:span text:style-name="T5"><text:tab/></text:span><text:span text:style-name="T21">| &lt;string-type&gt; identifier EA stringliteral semicolon </text:span></text:p>
      <text:p text:style-name="P17"><text:span text:style-name="T5"><text:tab/></text:span><text:span text:style-name="T21">| &lt;float-type&gt; identifier EA decimal semicolon </text:span></text:p>
      <text:p text:style-name="P18"><text:span text:style-name="T3"><text:tab/></text:span><text:span text:style-name="T23">| &lt;bool-type&gt; identifier EA &lt;bool-options&gt; semicolon </text:span></text:p>
      <text:p text:style-name="P12">&lt;statement&gt; ::= &lt;expression-statement&gt;</text:p>
      <text:p text:style-name="P12"><text:tab/>| &lt;selection-statement&gt;</text:p>
      <text:p text:style-name="P12"><text:tab/>| &lt;iteration-statement&gt;</text:p>
      <text:p text:style-name="P12"><text:span text:style-name="T3"><text:tab/>| &lt;print-statement&gt;</text:span></text:p>
      <text:p text:style-name="P19">&lt;print-statement&gt; ::= likho <text:span text:style-name="T12">&lt;LRP&gt; </text:span>stringliteral <text:span text:style-name="T12">&lt;RRP&gt; </text:span></text:p>
      <text:p text:style-name="P13"><text:span text:style-name="T4"><text:tab/>| likho &lt;LRP&gt; stringliteral </text:span><text:span text:style-name="T6">comma </text:span><text:span text:style-name="T4">identifier &lt;RRP&gt; </text:span></text:p>
      <text:p text:style-name="P23"><text:span text:style-name="T4">&lt;selection-statement&gt; ::= &lt;</text:span><text:span text:style-name="T8">i</text:span><text:span text:style-name="T4">f-statement&gt; &lt;else-if-statement&gt; </text:span><text:span text:style-name="T8">&lt;else-statement&gt;</text:span></text:p>
      <text:p text:style-name="P25">&lt;<text:span text:style-name="T59">i</text:span>f-statement&gt; ::<text:span text:style-name="T59">= agar LRP &lt;logical-expression&gt; RRP &lt;compound-statement&gt;</text:span></text:p>
      <text:p text:style-name="P25"><text:soft-page-break/>&lt;else-if-statement&gt; ::= agarwarna <text:span text:style-name="T14">LRP</text:span> &lt;logical-expression&gt; <text:span text:style-name="T14">RRP</text:span> &lt;compound-statement&gt; </text:p>
      <text:p text:style-name="P3"><text:span text:style-name="T106"><text:tab/>| </text:span><text:span text:style-name="Emphasis"><text:span text:style-name="T106">ε</text:span></text:span></text:p>
      <text:p text:style-name="P24"><text:span text:style-name="T3">&lt;else-statement&gt; ::= </text:span><text:span text:style-name="T11">warna &lt;compund-statement&gt; </text:span></text:p>
      <text:p text:style-name="P4"><text:span text:style-name="T107"><text:tab/>| </text:span><text:span text:style-name="Emphasis"><text:span text:style-name="T107">ε</text:span></text:span></text:p>
      <text:p text:style-name="P4"><text:span text:style-name="T101">&lt;iteration-statement&gt; ::= jabtak </text:span><text:span text:style-name="T103">LRP</text:span><text:span text:style-name="T101"> &lt;logical-expression&gt; </text:span><text:span text:style-name="T103">RRP</text:span><text:span text:style-name="T101"> &lt;</text:span><text:span text:style-name="Emphasis"><text:span text:style-name="T102">compound-statement</text:span></text:span><text:span text:style-name="T101">&gt;</text:span></text:p>
      <text:p text:style-name="P1"><text:span text:style-name="T101"><text:s text:c="24"/>| chalo </text:span><text:span text:style-name="T103">LRP</text:span><text:span text:style-name="T101"> integer se integer </text:span><text:span text:style-name="T103">RRP</text:span><text:span text:style-name="T101"> &lt;</text:span><text:span text:style-name="Emphasis"><text:span text:style-name="T102">compound-statement</text:span></text:span><text:span text:style-name="T101">&gt;</text:span></text:p>
      <text:p text:style-name="P20">&lt;logical-expression&gt; ::= <text:span text:style-name="T13">LRP </text:span>&lt;relational-<text:span text:style-name="T12">expression</text:span>&gt; <text:span text:style-name="T13">RRP &lt;logical-operators&gt; <text:s/>LRP &lt;relational <text:tab/>expression&gt; RRP</text:span></text:p>
      <text:p text:style-name="P21"><text:s/><text:tab/>| NOT LRP &lt;relational-expression&gt; RRP </text:p>
      <text:p text:style-name="P21"><text:tab/>| &lt;relational-expression&gt;</text:p>
      <text:p text:style-name="P22">&lt;relational-<text:span text:style-name="T12">expression</text:span>&gt; ::<text:span text:style-name="T12">= identifier &lt;relational-operator&gt; integer</text:span></text:p>
      <text:p text:style-name="P21"><text:tab/>| integer &lt;relational-operator&gt; integer</text:p>
      <text:p text:style-name="P14"><text:span text:style-name="T4"><text:tab/>| </text:span><text:span text:style-name="T7">&lt;bool-options&gt;</text:span></text:p>
      <text:p text:style-name="P5">&lt;expression-statement&gt; ::= identifier &lt;assignment-operator&gt; identifier <text:span text:style-name="T17">semicolon</text:span></text:p>
      <text:p text:style-name="P15"><text:tab/>| <text:span text:style-name="T2">i</text:span>dentifier &lt;assignment-operator&gt; &lt;numbers&gt; <text:span text:style-name="T17">semicolon</text:span></text:p>
      <text:p text:style-name="P15"><text:tab/>| identifier &lt;inc-dec-operator&gt; <text:span text:style-name="T17">semicolon</text:span></text:p>
      <text:p text:style-name="P15"><text:tab/>| &lt;inc-dec-operator&gt; identifier <text:span text:style-name="T17">semicolon</text:span></text:p>
      <text:p text:style-name="P15"><text:tab/>| <text:span text:style-name="T1">identifier &lt;assignment-operator&gt;&lt;add-expression&gt; </text:span><text:span text:style-name="T17">semicolon</text:span></text:p>
      <text:p text:style-name="P14">&lt;add-expression&gt; ::= &lt;add-expression&gt; <text:span text:style-name="T15">PLS</text:span> &lt;multiply-expression&gt; </text:p>
      <text:p text:style-name="P14"><text:tab/>| &lt;add-expression&gt; <text:span text:style-name="T15">MIS</text:span><text:span text:style-name="T14"> </text:span>&lt;multiply-expression&gt; </text:p>
      <text:p text:style-name="P14"><text:tab/>| &lt;multiply-expression&gt; <text:span text:style-name="T18">semicolon</text:span></text:p>
      <text:p text:style-name="P14">&lt;multiply-expression&gt; ::= &lt;multiply-expression&gt; <text:span text:style-name="T15">MUL</text:span> &lt;terminal-expression&gt; </text:p>
      <text:p text:style-name="P14"><text:tab/>| &lt;multiply-expression&gt; <text:span text:style-name="T15">DIV</text:span> &lt;terminal-expression&gt; </text:p>
      <text:p text:style-name="P14"><text:tab/>| &lt;terminal-expression&gt; <text:span text:style-name="T18">semicolon</text:span></text:p>
      <text:p text:style-name="P14">&lt;terminal-expression&gt; ::= &lt;numbers&gt; </text:p>
      <text:p text:style-name="P14"><text:tab/>| identifier </text:p>
      <text:p text:style-name="P14"><text:tab/>| <text:span text:style-name="T15">LRP</text:span> &lt;add-expression&gt; <text:span text:style-name="T15">RRP</text:span> <text:span text:style-name="T18">semico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Ammar Salee</meta:initial-creator>
    <meta:editing-cycles>22</meta:editing-cycles>
    <meta:creation-date>2019-04-02T09:35:00</meta:creation-date>
    <dc:date>2019-04-10T22:14:11.804721015</dc:date>
    <meta:editing-duration>PT15H32M55S</meta:editing-duration>
    <meta:generator>LibreOffice/6.0.7.3$Linux_X86_64 LibreOffice_project/00m0$Build-3</meta:generator>
    <meta:document-statistic meta:table-count="0" meta:image-count="0" meta:object-count="0" meta:page-count="2" meta:paragraph-count="59" meta:word-count="283" meta:character-count="2673" meta:non-whitespace-character-count="23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